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automatic-styles>
    <style:style style:name="Table1" style:family="table">
      <style:table-properties style:width="15.785cm" fo:margin-left="-0.065cm" fo:margin-top="0cm" fo:margin-bottom="0cm" table:align="left" style:writing-mode="lr-tb"/>
    </style:style>
    <style:style style:name="Table1.A" style:family="table-column">
      <style:table-column-properties style:column-width="3.156cm"/>
    </style:style>
    <style:style style:name="Table1.B" style:family="table-column">
      <style:table-column-properties style:column-width="3.157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fo:padding="0.176cm" fo:border="0.035cm solid #000001" style:writing-mode="lr-tb"/>
    </style:style>
    <style:style style:name="P1" style:family="paragraph" style:parent-style-name="Standard">
      <style:paragraph-properties loext:contextual-spacing="false" fo:margin-top="0cm" fo:margin-bottom="0cm"/>
    </style:style>
    <style:style style:name="P2" style:family="paragraph" style:parent-style-name="Standard">
      <style:paragraph-properties loext:contextual-spacing="false" fo:margin-top="0cm" fo:margin-bottom="0cm"/>
      <style:text-properties fo:font-weight="bold" style:font-weight-asian="bold"/>
    </style:style>
    <style:style style:name="P3" style:family="paragraph" style:parent-style-name="Heading_20_3">
      <style:paragraph-properties loext:contextual-spacing="false" fo:margin-top="0cm" fo:margin-bottom="0cm" fo:line-height="100%" fo:text-align="center" style:justify-single-word="false" fo:keep-together="auto" fo:orphans="0" fo:widows="0" fo:keep-with-next="auto"/>
      <style:text-properties fo:color="#333131"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loext:contextual-spacing="false" fo:margin-left="0.141cm" fo:margin-right="0cm" fo:margin-top="0cm" fo:margin-bottom="0cm" fo:text-indent="0cm" style:auto-text-indent="false"/>
    </style:style>
    <style:style style:name="P5" style:family="paragraph" style:parent-style-name="Standard">
      <style:paragraph-properties loext:contextual-spacing="false" fo:margin-left="0.141cm" fo:margin-right="0cm" fo:margin-top="0cm" fo:margin-bottom="0cm" fo:text-indent="0cm" style:auto-text-indent="false"/>
      <style:text-properties fo:font-size="12pt" style:font-size-asian="12pt" style:font-size-complex="12pt"/>
    </style:style>
    <style:style style:name="P6" style:family="paragraph" style:parent-style-name="Standard">
      <style:paragraph-properties loext:contextual-spacing="false" fo:margin-left="0.141cm" fo:margin-right="0cm" fo:margin-top="0cm" fo:margin-bottom="0cm" fo:text-indent="0cm" style:auto-text-indent="false"/>
      <style:text-properties fo:font-size="12pt" fo:font-weight="bold" fo:background-color="#ffffff" style:font-size-asian="12pt" style:font-weight-asian="bold" style:font-size-complex="12pt"/>
    </style:style>
    <style:style style:name="P7" style:family="paragraph" style:parent-style-name="Standard">
      <style:paragraph-properties loext:contextual-spacing="false" fo:margin-left="0.141cm" fo:margin-right="0cm" fo:margin-top="0cm" fo:margin-bottom="0cm" fo:text-indent="0cm" style:auto-text-indent="false"/>
      <style:text-properties style:font-name="Roboto" fo:font-size="12.5pt" fo:background-color="#ffffff" style:font-name-asian="Roboto1" style:font-size-asian="12.5pt" style:font-name-complex="Roboto1" style:font-size-complex="12.5pt"/>
    </style:style>
    <style:style style:name="P8" style:family="paragraph" style:parent-style-name="Standard">
      <style:paragraph-properties loext:contextual-spacing="false" fo:margin-left="0.141cm" fo:margin-right="0cm" fo:margin-top="0cm" fo:margin-bottom="0cm" fo:text-align="center" style:justify-single-word="false" fo:text-indent="0cm" style:auto-text-indent="false"/>
      <style:text-properties style:font-name="Roboto" fo:font-size="12.5pt" fo:background-color="#ffffff" style:font-name-asian="Roboto1" style:font-size-asian="12.5pt" style:font-name-complex="Roboto1" style:font-size-complex="12.5pt"/>
    </style:style>
    <style:style style:name="P9" style:family="paragraph" style:parent-style-name="Standard">
      <style:paragraph-properties loext:contextual-spacing="false" fo:margin-left="0.141cm" fo:margin-right="0cm" fo:margin-top="0cm" fo:margin-bottom="0cm" fo:text-indent="0cm" style:auto-text-indent="false"/>
      <style:text-properties style:font-name="Roboto" fo:font-size="12.5pt" fo:font-weight="bold" fo:background-color="#ffffff" style:font-name-asian="Roboto1" style:font-size-asian="12.5pt" style:font-weight-asian="bold" style:font-name-complex="Roboto1" style:font-size-complex="12.5pt"/>
    </style:style>
    <style:style style:name="P10" style:family="paragraph" style:parent-style-name="Standard">
      <style:paragraph-properties loext:contextual-spacing="false" fo:margin-left="0.141cm" fo:margin-right="0cm" fo:margin-top="0cm" fo:margin-bottom="0cm" fo:text-indent="0cm" style:auto-text-indent="false"/>
      <style:text-properties fo:font-size="10pt" fo:background-color="#ffffff" style:font-size-asian="10pt" style:font-size-complex="10pt"/>
    </style:style>
    <style:style style:name="P11" style:family="paragraph" style:parent-style-name="Standard">
      <style:paragraph-properties loext:contextual-spacing="false" fo:margin-left="0.141cm" fo:margin-right="0cm" fo:margin-top="0cm" fo:margin-bottom="0cm" fo:text-indent="0cm" style:auto-text-indent="false"/>
      <style:text-properties fo:font-size="10pt" fo:font-weight="bold" fo:background-color="#ffffff" style:font-size-asian="10pt" style:font-weight-asian="bold" style:font-size-complex="10pt"/>
    </style:style>
    <style:style style:name="P12" style:family="paragraph" style:parent-style-name="Standard">
      <style:paragraph-properties loext:contextual-spacing="false" fo:margin-left="0.141cm" fo:margin-right="0cm" fo:margin-top="0cm" fo:margin-bottom="0cm" fo:text-indent="0cm" style:auto-text-indent="false"/>
      <style:text-properties fo:font-size="14pt" fo:font-weight="bold" fo:background-color="#ffffff" style:font-size-asian="14pt" style:font-weight-asian="bold" style:font-size-complex="14pt"/>
    </style:style>
    <style:style style:name="P13" style:family="paragraph" style:parent-style-name="Standard">
      <style:paragraph-properties loext:contextual-spacing="false" fo:margin-left="0.141cm" fo:margin-right="0cm" fo:margin-top="0cm" fo:margin-bottom="0cm" fo:text-indent="0cm" style:auto-text-indent="false"/>
      <style:text-properties fo:font-size="12.5pt" fo:font-weight="bold" fo:background-color="#ffffff" style:font-size-asian="12.5pt" style:font-weight-asian="bold" style:font-size-complex="12.5pt"/>
    </style:style>
    <style:style style:name="P14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  <style:text-properties fo:font-size="12pt" style:font-size-asian="12pt" style:font-size-complex="12pt"/>
    </style:style>
    <style:style style:name="P15" style:family="paragraph" style:parent-style-name="Standard">
      <style:paragraph-properties loext:contextual-spacing="false" fo:margin-left="0cm" fo:margin-right="0cm" fo:margin-top="0cm" fo:margin-bottom="0cm" fo:line-height="100%" fo:text-align="start" style:justify-single-word="false" fo:keep-together="auto" fo:orphans="0" fo:widows="0" fo:text-indent="0cm" style:auto-text-indent="false" fo:keep-with-next="auto"/>
      <style:text-properties fo:color="#888787" fo:font-size="12pt" style:font-size-asian="12pt" style:font-size-complex="12pt"/>
    </style:style>
    <style:style style:name="P16" style:family="paragraph" style:parent-style-name="Standard">
      <style:paragraph-properties loext:contextual-spacing="false" fo:margin-left="0cm" fo:margin-right="0cm" fo:margin-top="0cm" fo:margin-bottom="0cm" fo:text-indent="0cm" style:auto-text-indent="false"/>
      <style:text-properties style:font-name="Roboto" fo:font-size="12.5pt" fo:background-color="#ffffff" style:font-name-asian="Roboto1" style:font-size-asian="12.5pt" style:font-name-complex="Roboto1" style:font-size-complex="12.5pt"/>
    </style:style>
    <style:style style:name="P17" style:family="paragraph" style:parent-style-name="Heading_20_3">
      <style:paragraph-properties loext:contextual-spacing="false" fo:margin-top="0.494cm" fo:margin-bottom="0cm" fo:line-height="100%" fo:text-align="center" style:justify-single-word="false" fo:keep-together="auto" fo:orphans="0" fo:widows="0" fo:keep-with-next="auto"/>
      <style:text-properties fo:color="#333131"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loext:contextual-spacing="false" fo:margin-top="0cm" fo:margin-bottom="0cm" style:page-number="1"/>
      <style:text-properties fo:font-size="12pt" style:font-size-asian="12pt" style:font-size-complex="12pt"/>
    </style:style>
    <style:style style:name="P19" style:family="paragraph" style:parent-style-name="Standard" style:list-style-name="WWNum1">
      <style:paragraph-properties loext:contextual-spacing="true" fo:margin-top="0cm" fo:margin-bottom="0cm"/>
      <style:text-properties style:font-name="Roboto" fo:font-size="12.5pt" fo:background-color="#ffffff" style:font-name-asian="Roboto1" style:font-size-asian="12.5pt" style:font-name-complex="Roboto1" style:font-size-complex="12.5pt"/>
    </style:style>
    <style:style style:name="P20" style:family="paragraph" style:parent-style-name="Standard">
      <style:paragraph-properties loext:contextual-spacing="false" fo:margin-left="0.141cm" fo:margin-right="0cm" fo:margin-top="0cm" fo:margin-bottom="0cm" fo:text-indent="0cm" style:auto-text-indent="false"/>
      <style:text-properties style:font-name="Roboto" fo:font-size="12.5pt" fo:background-color="#ffffff" style:font-name-asian="Roboto1" style:font-size-asian="12.5pt" style:font-name-complex="Roboto1" style:font-size-complex="12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s/>1_</text:p>
      <text:p text:style-name="P5">SOBRE | CARACTERÍSTICAS | BENEFÍCIOS | EQUIPE | SIGA-NOS | <text:s/>CASOS DE USO | LOGIN | </text:p>
      <text:p text:style-name="P5">RETORNAR À PÁGINA PRINCIPAL</text:p>
      <text:p text:style-name="P5"/>
      <text:p text:style-name="P5">2_</text:p>
      <text:p text:style-name="P5">a ICO começa dia 24 de Abril de 2017 | a ICO acaba dia 31 de Maio de 2017</text:p>
      <text:p text:style-name="P5"/>
      <text:p text:style-name="P5">3_</text:p>
      <text:p text:style-name="P5">Blockchain de infra-estrutura de comunicação B2B e VoIP seguro</text:p>
      <text:p text:style-name="P5"/>
      <text:p text:style-name="P5">4_</text:p>
      <text:p text:style-name="P5">Junte-se a ICO | Download do White Paper | EXPERIMENTE O BETA AGORA</text:p>
      <text:p text:style-name="P5"/>
      <text:p text:style-name="P5">5_</text:p>
      <text:p text:style-name="P5">O que é a EncryptoTel?</text:p>
      <text:p text:style-name="P5"/>
      <text:p text:style-name="P5">A Encrypto Telecom oferece soluções novas e radicais para a comunicação, contribuindo amplamente para o debate global sobre privacidade e liberdades civis. A comunicação criptografada é o futuro lógico para todas as telecomunicações tradicionais.</text:p>
      <text:p text:style-name="P7"/>
      <text:p text:style-name="P7">_</text:p>
      <text:p text:style-name="P7">Sua privacidade está em boas mãos com a EncryptoTel. Nossa empresa oferece uma gama completa de serviços de telecomunicações baseados em um inovador PBX em nuvem. Utilizamos soluções de ponta no campo das tecnologias digitais, incluindo a criptografia através de algoritmos abertos e comprovados e o uso da tecnologia blockchain.</text:p>
      <text:p text:style-name="P7"/>
      <text:p text:style-name="P7">6_</text:p>
      <text:p text:style-name="P9">Características</text:p>
      <text:p text:style-name="P7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3"><text:bookmark text:name="_3b990p48kpyf"/>Blockchain</text:p>
            <text:p text:style-name="P14">_</text:p>
            <text:p text:style-name="P15">Serviços baseados na tecnologia Blockchain</text:p>
          </table:table-cell>
          <table:table-cell table:style-name="Table1.A1" office:value-type="string">
            <text:p text:style-name="P3"><text:bookmark text:name="_90k7fe51k45f"/>PBX</text:p>
            <text:p text:style-name="P14">_</text:p>
            <text:p text:style-name="P15">PBX de nuvem totalmente desenvolvido</text:p>
          </table:table-cell>
          <table:table-cell table:style-name="Table1.A1" office:value-type="string">
            <text:p text:style-name="P3"><text:bookmark text:name="_unfnrh9u9rx9"/>Área de cobertura</text:p>
            <text:p text:style-name="P14">_</text:p>
            <text:p text:style-name="P15">Números de discagem direta em mais de 100 países em todo o mundo</text:p>
          </table:table-cell>
          <table:table-cell table:style-name="Table1.A1" office:value-type="string">
            <text:p text:style-name="P3"><text:bookmark text:name="_p76t9vj3zgaw"/>API</text:p>
            <text:p text:style-name="P14">_</text:p>
            <text:p text:style-name="P15">Integração com serviços externos</text:p>
          </table:table-cell>
          <table:table-cell table:style-name="Table1.A1" office:value-type="string">
            <text:p text:style-name="P14">Mineração de chamada</text:p>
            <text:p text:style-name="P14"/>
            <text:p text:style-name="P14">_</text:p>
            <text:p text:style-name="P15">Ganhe recompensas pela comunicação</text:p>
          </table:table-cell>
        </table:table-row>
        <table:table-row table:style-name="Table1.1">
          <table:table-cell table:style-name="Table1.A1" office:value-type="string">
            <text:p text:style-name="P17">Comunicação <text:soft-page-break/>Ilimitada</text:p>
            <text:p text:style-name="P14">_</text:p>
            <text:p text:style-name="P15">Número gratuito e comunicação ilimitada dentro da rede</text:p>
          </table:table-cell>
          <table:table-cell table:style-name="Table1.A1" office:value-type="string">
            <text:p text:style-name="P3">Criptografia</text:p>
            <text:p text:style-name="P14">_</text:p>
            <text:p text:style-name="P15"><text:soft-page-break/>Protocolo de criptografia exclusivo resistente a ataques MITM</text:p>
          </table:table-cell>
          <table:table-cell table:style-name="Table1.A1" office:value-type="string">
            <text:p text:style-name="P3">Privacidade</text:p>
            <text:p text:style-name="P14">_</text:p>
            <text:p text:style-name="P15"><text:soft-page-break/>Substituição / mascaramento de números de telefone, criptografia de conversas, sem registro</text:p>
          </table:table-cell>
          <table:table-cell table:style-name="Table1.A1" office:value-type="string">
            <text:p text:style-name="P3"><text:bookmark text:name="_p8m1k55rd14e"/>Waves</text:p>
            <text:p text:style-name="P14">_</text:p>
            <text:p text:style-name="P15"><text:soft-page-break/>Distribuição de ativos e garantia</text:p>
          </table:table-cell>
          <table:table-cell table:style-name="Table1.A1" office:value-type="string">
            <text:p text:style-name="P17">Programa de <text:soft-page-break/>parceria</text:p>
            <text:p text:style-name="P14">_</text:p>
            <text:p text:style-name="P15">Ganhe benefícios pela entrada de novos clientes</text:p>
          </table:table-cell>
        </table:table-row>
      </table:table>
      <text:p text:style-name="P7"/>
      <text:p text:style-name="P7">Casos de uso…</text:p>
      <text:p text:style-name="P7"/>
      <text:p text:style-name="P7">7_</text:p>
      <text:p text:style-name="P7">Criptografia</text:p>
      <text:p text:style-name="P7"/>
      <text:p text:style-name="P7">Em nossa versão beta, implementamos um nível inicial de criptografia de tráfego baseado em tecnologias SIP/TLS. Os aplicativos cliente-servidor são capazes de estabelecer uma conexão e evitar interceptação de áudio e acesso não autorizado. Além disso, os protocolos SRTP e ZRTP fornecem segurança para serviços VoIP e proteção contra interceptação de áudio.</text:p>
      <text:p text:style-name="P7"/>
      <text:p text:style-name="P7">Estamos atualmente trabalhando no desenvolvimento de nossa própria rede de conexão segura, que se baseia em duas partes da rede, internos e externos, e inclui vários tipos de servidores, como autoridade de certificação, organização de VPN, sistema de arquivos criptografados distribuídos e servidor HTTPS. No futuro, continuaremos desenvolvendo nossos próprios protocolos de segurança.</text:p>
      <text:p text:style-name="P7"/>
      <text:p text:style-name="P7">8_</text:p>
      <text:p text:style-name="P7"/>
      <text:p text:style-name="P7">Já implementado</text:p>
      <text:p text:style-name="P7"/>
      <text:list xml:id="list4667139979289863114" text:style-name="WWNum1">
        <text:list-item>
          <text:p text:style-name="P19">Primeira fase da integração blockchain <text:s/>— confirmação de identidade para faturamento usando a assinatura digital da Waves.</text:p>
        </text:list-item>
        <text:list-item>
          <text:p text:style-name="P19">BETA — capacidade de configurar o PBX via conta pessoal, oferecendo um número gratuito e comunicação ilimitada dentro da rede. Mais de 100 números locais já estão conectados.</text:p>
        </text:list-item>
        <text:list-item>
          <text:p text:style-name="P19">Criptografia baseada em comunicação segura TLS + RTP com TLS &amp; Secure RTP (SRTP).</text:p>
        </text:list-item>
        <text:list-item>
          <text:p text:style-name="P19">Solução multiplataforma que permite aos usuários conectarem o PBX com qualquer dispositivo moderno (Android SIP, Zoiper, 3CXPhone, X-Lite, etc.).</text:p>
        </text:list-item>
        <text:list-item>
          <text:p text:style-name="P19"><text:soft-page-break/>Em breve — Será possível acessar o PBX por meio de serviços populares de mensagens como o Telegram.<text:line-break/></text:p>
        </text:list-item>
      </text:list>
      <text:p text:style-name="P7">9_</text:p>
      <text:p text:style-name="P7">O que nós queremos fazer</text:p>
      <text:p text:style-name="P7"/>
      <text:p text:style-name="P7">Meta #1: $100,000+</text:p>
      <text:p text:style-name="P7">Criação de um PBX estável e totalmente funcional com criptografia confiável e interface de usuário atualizada para maior acessibilidade.</text:p>
      <text:p text:style-name="P7"/>
      <text:p text:style-name="P7">Meta #2: $250,000+<text:line-break/>Realização do próprio protocolo de criptografia de tráfego da EncryptoTel baseado na tecnologia blockchain, incluindo a liberação de aplicativos móveis para Android e iOS para comunicação segura e fácil dentro de um PBX.<text:line-break/></text:p>
      <text:p text:style-name="P7">Meta #3: $1,000,000+<text:line-break/>Entrada no mercado internacional com uma agressiva política de expansão, permitindo que a EncryptoTel ocupe uma fração mais significativa do setor de telecomunicações, incluindo a entrada em modelos de PBX já configurados e customizados para as tarefas mais comuns nos setores B2B, B2C e B2G. Aquisição das licenças necessárias para fornecer serviços de telecomunicações aos clientes e conceder números a eles mesmos.</text:p>
      <text:p text:style-name="P7"/>
      <text:p text:style-name="P7">10_</text:p>
      <text:p text:style-name="P7">Roteiro</text:p>
      <text:p text:style-name="P7"/>
      <text:p text:style-name="P12">PRIMAVERA 2017</text:p>
      <text:p text:style-name="P6">Período da ICO</text:p>
      <text:p text:style-name="P1">- Criação e distribuição dos tokens</text:p>
      <text:p text:style-name="P1">- Atualização dos planos de desenvolvimento (dependendo do montante arrecadado)</text:p>
      <text:p text:style-name="P1">- Registro de pessoa jurídica</text:p>
      <text:p text:style-name="P1">- Recrutamento</text:p>
      <text:p text:style-name="P13"><text:s text:c="2"/></text:p>
      <text:p text:style-name="P13"><text:s/></text:p>
      <text:p text:style-name="P13"><text:s/></text:p>
      <text:p text:style-name="P12">VERÃO 2017</text:p>
      <text:p text:style-name="P11">Pré-Lançamento</text:p>
      <text:p text:style-name="P1">- Abertura do escritório da empresa</text:p>
      <text:p text:style-name="P1">- Criptografia das trocas de pacotes por meio servidores de trocas de pacotes de vídeo-voz (4º nível de trocas de pacotes), com suporte de SRTP+TLS</text:p>
      <text:p text:style-name="P1">- Implementação de serviços baseados na tecnologia blockchain</text:p>
      <text:p text:style-name="P1">- Desenvolvimento de contas de usuário</text:p>
      <text:p text:style-name="P1"><text:soft-page-break/>- Implementação da funcionalidade 'número oculto'</text:p>
      <text:p text:style-name="P13"><text:s/></text:p>
      <text:p text:style-name="P13"><text:s/></text:p>
      <text:p text:style-name="P12">OUTONO 2017</text:p>
      <text:p text:style-name="P2">Desenvolvimento principal</text:p>
      <text:p text:style-name="P1">- Reconstrução da UI, UX</text:p>
      <text:p text:style-name="P1">- Novo protocolo de criptografia, proteção a ataques MitM</text:p>
      <text:p text:style-name="P1">- Lançamento de novas funcionalidades incluindo SMS e MMS</text:p>
      <text:p text:style-name="P1">- Entrada no mercado local</text:p>
      <text:p text:style-name="P1">- Lançamento das contas de usuário</text:p>
      <text:p text:style-name="P12"><text:s/></text:p>
      <text:p text:style-name="P12">INVERNO 2018</text:p>
      <text:p text:style-name="P6">Testes</text:p>
      <text:p text:style-name="P1">- Testes de aplicativos móveis</text:p>
      <text:p text:style-name="P1">- Teste do LiteWebApp</text:p>
      <text:p text:style-name="P1">- Liberação de contrutor PBX</text:p>
      <text:p text:style-name="P1">- API</text:p>
      <text:p text:style-name="P10"/>
      <text:p text:style-name="P10"><text:s/></text:p>
      <text:p text:style-name="P10"><text:s/></text:p>
      <text:p text:style-name="P12">PRIMAVERA 2018</text:p>
      <text:p text:style-name="P6">Preparações finais</text:p>
      <text:p text:style-name="P1">- Lançamento da campanha de relações públicas</text:p>
      <text:p text:style-name="P1">- Lançamento do projeto completo como um serviço de comunicações seguras</text:p>
      <text:p text:style-name="P1">- Protótipo de dispositivo para comunicação segura</text:p>
      <text:p text:style-name="P1">- Liberação de aplicativos</text:p>
      <text:p text:style-name="P10"/>
      <text:p text:style-name="P10"><text:s/></text:p>
      <text:p text:style-name="P10"><text:s/></text:p>
      <text:p text:style-name="P12">VERÃO 2018</text:p>
      <text:p text:style-name="P6">LIBERAÇÃO &amp; Expansão</text:p>
      <text:p text:style-name="P1">- Lançamento comercial</text:p>
      <text:p text:style-name="P1">- Entrada no mercado internacional</text:p>
      <text:p text:style-name="P1">- Abertura de escritórios de vendas locais (parceiros associados) <text:s/>(Expansão Global)</text:p>
      <text:p text:style-name="P12"><text:s/></text:p>
      <text:p text:style-name="P7"/>
      <text:p text:style-name="P7"/>
      <text:p text:style-name="P7">11_</text:p>
      <text:p text:style-name="P7">Benefícios para investidores</text:p>
      <text:p text:style-name="P7"/>
      <text:p text:style-name="P7">DESCONTOS</text:p>
      <text:p text:style-name="P7">Desconto máximo em serviços da empresa</text:p>
      <text:p text:style-name="P7"/>
      <text:p text:style-name="P7">TOMADA DE DECISÃO</text:p>
      <text:p text:style-name="P7"><text:soft-page-break/>Capacidade de tomar parte em decisões estratégicas de negócios</text:p>
      <text:p text:style-name="P7"/>
      <text:p text:style-name="P7">ESTADO PRIORITÁRIO</text:p>
      <text:p text:style-name="P7">Processamento prioritário de tickets de suporte e ordens de compra</text:p>
      <text:p text:style-name="P7"/>
      <text:p text:style-name="P7">CONTA PESSOAL<text:line-break/>Conta pessoal de investidor, na qual os investidores podem acompanhar as estatísticas da empresa, os lucros do trimestre corrente e o histórico de pagamentos</text:p>
      <text:p text:style-name="P7"/>
      <text:p text:style-name="P7">O token EncryptoTel (sigla: ETT)</text:p>
      <text:p text:style-name="P7">Será a moeda nativa para o nosso ecossistema de telecomunicações e serviços, oferecendo descontos e outras vantagens. Todos os tokens usados para pagar serviços serão queimados, reduzindo o suprimento total de tokens no mercado e aumentando a demanda e o preço conforme o tempo.</text:p>
      <text:p text:style-name="P7"/>
      <text:p text:style-name="P7">12_</text:p>
      <text:p text:style-name="P7">Alocação dos tokens da ICO</text:p>
      <text:p text:style-name="P7"><text:line-break/>Fundo para recompensas de mineração de chamadas</text:p>
      <text:p text:style-name="P7">Equipe e futuros funcionários</text:p>
      <text:p text:style-name="P7">Vendidos durante a ICO</text:p>
      <text:p text:style-name="P7"/>
      <text:p text:style-name="P7">13_</text:p>
      <text:p text:style-name="P7">Equipe</text:p>
      <text:p text:style-name="P7"><text:s/></text:p>
      <text:p text:style-name="P7">Roman Nekrasov</text:p>
      <text:p text:style-name="P7">CEO e co-fundador</text:p>
      <text:p text:style-name="P7"><text:s text:c="3"/></text:p>
      <text:p text:style-name="P7">Especialista em TI com vasta experiência em otimização de processos em cenários tecnológicos, incluindo data centres, telecomunicações, logística, HORECA e outros setores voltados a B2B / B2C nos últimos 8 anos. Roman tem se envolvido ativamente no mundo das criptomoedas desde o segundo semestre de 2012, quando ele começou a minerar bitcoin com GPU e começou a explorar os mercados e diferentes projetos baseados em blockchain.</text:p>
      <text:p text:style-name="P7"><text:line-break/> <text:s/></text:p>
      <text:p text:style-name="P7">Aleksey Kuznetsov</text:p>
      <text:p text:style-name="P7">CTO e co-fundador</text:p>
      <text:p text:style-name="P7"><text:s text:c="5"/></text:p>
      <text:p text:style-name="P7"><text:soft-page-break/>Engenheiro de desenvolvimento de software com forte experiência em desenvolvimento de sistemas ERP de alta carga e servidores virtuais para empresas de telecomunicações, Aleksey desenvolveu seu próprio sistema de automação de PBX e integrou com sucesso essa solução em vários projetos em andamento. Ele tem mais de 10 anos de experiência de trabalho em TI e de gerenciamento de equipes de desenvolvimento.</text:p>
      <text:p text:style-name="P7"><text:s text:c="2"/></text:p>
      <text:p text:style-name="P7">Igor Bityutskih</text:p>
      <text:p text:style-name="P7">CIO e co-fundador</text:p>
      <text:p text:style-name="P7"><text:s text:c="7"/><text:line-break/>Igor tem 12 anos de experiência no desenvolvimento e gerenciamento de projetos em áreas como indústria médica e telecomunicações, e também em patentear diferentes soluções. Ele tem um PhD em Matemática Computacional e Mestrado em Administração.</text:p>
      <text:p text:style-name="P7"/>
      <text:p text:style-name="P7">Garantia</text:p>
      <text:p text:style-name="P7"><text:s/></text:p>
      <text:p text:style-name="P7">Sasha Ivanov</text:p>
      <text:p text:style-name="P7">CEO e fundador da Waves Platform</text:p>
      <text:p text:style-name="P7">Garantia de fundos WAVES</text:p>
      <text:p text:style-name="P7"><text:s text:c="5"/><text:line-break/>Um físico pela educação, Sasha Ivanov está envolvido no desenvolvimento de software para sistemas de pagamento pela Internet e software de previsão de redes neurais para os mercados financeiros. Após o surgimento da tecnologia blockchain, ele lançou a primeira bolsa instantânea de criptomoedas, Coinomat.com; O primeiro token de blockchain de dinheiro fiduciário, coinoUSD; O primeiro índice de criptomoeda negociável, CoinoIndex.com; E a plataforma blockchain chamada Waves.</text:p>
      <text:p text:style-name="P16"/>
      <text:p text:style-name="P7"><text:s text:c="2"/></text:p>
      <text:p text:style-name="P7">Dmitry Meshkov</text:p>
      <text:p text:style-name="P7">PhD, Pesuisador da IOHK.io</text:p>
      <text:p text:style-name="P7">Garantia de fundos ETH &amp; ETC </text:p>
      <text:p text:style-name="P7"><text:s text:c="3"/><text:line-break/>Dmitry Meshkov tem desenvolvido softwares desde 2009. Ele se formou na Moscow State University, teve vários artigos publicados em revistas russas e internacionais e possui um PhD pelo Semenov Institute of Chemical Physics.<text:line-break/></text:p>
      <text:p text:style-name="P7"/>
      <text:p text:style-name="P7"/>
      <text:p text:style-name="P7"><text:soft-page-break/></text:p>
      <text:p text:style-name="P8">CASOS DE USO</text:p>
      <text:p text:style-name="P8"/>
      <text:p text:style-name="P7">CASOS DE USO</text:p>
      <text:p text:style-name="P7"><text:s/></text:p>
      <text:p text:style-name="P7">Redirecionamento de chamadas. Possibilidade de redirecionar uma chamada para outro número de telefone. <text:line-break/>Exemplo: O usuário pode redirecionar chamadas para um número local, ou para vários números locais com base em quem está ligando e quando. </text:p>
      <text:p text:style-name="P7"/>
      <text:p text:style-name="P7"><text:s text:c="2"/></text:p>
      <text:p text:style-name="P7">Autenticação de dois fatores (2FA). Uma camada adicional de proteção será oferecida para serviços como exchanges e cripto-carteiras. <text:line-break/>Exemplo: Além do login de usuário-senha, os usuários receberão uma chamada, mensagem de texto ou outros detalhes de autenticação antes que o acesso seja concedido. </text:p>
      <text:p text:style-name="P7"/>
      <text:p text:style-name="P7"><text:s text:c="2"/></text:p>
      <text:p text:style-name="P7">Criptografia e proteção de tráfego. O tráfego é criptografado e protegido de forma confiável com os protocolos de criptografia mais recentes. <text:line-break/>Exemplo: Para casos como conversas comerciais importantes ou para pessoas preocupadas com a privacidade por qualquer motivo, esta funcionalidade protegerá os dados de ataques de interceptação de áudio e de ataques man-in-the-middle (MitM). </text:p>
      <text:p text:style-name="P7"/>
      <text:p text:style-name="P7"><text:s text:c="2"/></text:p>
      <text:p text:style-name="P7">Comunicação livre. Cada assinante receberá um número interno gratuito para a rede. <text:line-break/>Exemplo: Conversar numa rede, individualmente ou com um grupo, gratuitamente. </text:p>
      <text:p text:style-name="P7"/>
      <text:p text:style-name="P7"><text:s text:c="2"/></text:p>
      <text:p text:style-name="P7">Ocultar um número de telefone. Os números de telefone usados para chamadas de saída serão mascarados e não serão detectados pelo dispositivo receptor.<text:line-break/>Exemplo: Realizar conversas e outras comunicações sem revelar o seu número de assinante direto </text:p>
      <text:p text:style-name="P7"/>
      <text:p text:style-name="P7"><text:s text:c="2"/></text:p>
      <text:p text:style-name="P7">Execução de cenário. Isso torna possível criar cenários que são executados via SMS/MMS e chamadas. <text:line-break/><text:soft-page-break/>Exemplo: Os usuários podem enviar criptomoedas para um endereço predeterminado, ligando para um número designado e inserindo um código PIN através do teclado do telefone. </text:p>
      <text:p text:style-name="P7"/>
      <text:p text:style-name="P7"><text:s text:c="2"/></text:p>
      <text:p text:style-name="P7">Multiplataforma. A EncryptoTel pode ser usada com todos os sistemas operacionais, telefones IP e gateways. <text:line-break/>Exemplo: Os usuários terão acesso à distribuição e ao controle do seu PBX por qualquer dispositivo - terminal móvel, computador da estação de trabalho, tablet, etc </text:p>
      <text:p text:style-name="P7"/>
      <text:p text:style-name="P7"><text:s text:c="2"/></text:p>
      <text:p text:style-name="P7">Gravação de conversas e armazenamento de dados. Gravações de conversas ou outros dados importantes podem ser armazenados com segurança.<text:line-break/>Exemplo: Opcionalmente, ativar o armazenamento para todas as conversas e arquivos. Esses dados armazenados só podem ser descriptografados pelo proprietário usando a tecnologia blockchain integrada à EncryptoTel. <text:line-break/></text:p>
      <text:p text:style-name="P7"/>
      <text:p text:style-name="P7"><text:s text:c="2"/></text:p>
      <text:p text:style-name="P7">Rastreamento de chamadas. Monitorar os recursos de tráfego. <text:line-break/>Exemplo: É possível criar um número exclusivo para cada recurso anúnciado. As estatísticas podem ser baixadas e o progresso monitorado a partir da conta do usuário. <text:line-break/></text:p>
      <text:p text:style-name="P7"/>
      <text:p text:style-name="P7"><text:s text:c="2"/></text:p>
      <text:p text:style-name="P7">IVR (interactive voice response - resposta de voz interativa). Reconhecimento de voz. <text:line-break/>Exemplo: Crie instruções pré-gravadas para pessoas que ligam para você, otimizando o processamento de chamadas recebidas. </text:p>
      <text:p text:style-name="P7"/>
      <text:p text:style-name="P7"><text:s text:c="2"/></text:p>
      <text:p text:style-name="P7">Video chamada. Chamada face a face. <text:line-break/>Exemplo: Ligar para alguém usando uma câmera ou iniciar uma transmissão ao vivo com a câmera. </text:p>
      <text:p text:style-name="P7"/>
      <text:p text:style-name="P7"><text:s text:c="2"/></text:p>
      <text:p text:style-name="P7">Lembretes. Sincronizar o seu aplicativo com o seu calendário. <text:line-break/>Exemplo: Lembretes de aviso para eventos importantes por chamada ou SMS.</text:p>
      <text:p text:style-name="P7"><text:soft-page-break/></text:p>
      <text:p text:style-name="P7"><text:s text:c="2"/></text:p>
      <text:p text:style-name="P7">API. Interagir com o serviço EncryptoTel no nível de back-end. <text:line-break/>Exemplo: Integrar seu GRC(Gestão de Relacionamento com Cliente) ou outro sistema com o PBX da EncryptoTel e obter acesso a todos os seus serviços, com a oportunidade de construir novas instalações em cima dela <text:line-break/></text:p>
      <text:p text:style-name="P7"/>
      <text:p text:style-name="P7"><text:s text:c="2"/></text:p>
      <text:p text:style-name="P7"> IA e interação de texto. Executar o set-up e controles básicos para mensageiros populares usando o bot de inteligência artificial da EncryptoTel.<text:line-break/>Exemplo: Inicializar uma chamada via Telegram, cliente XMPP/Jabber com a ajuda de uma simples mensagem, como 'Chamar o número +1 ... 1 do código de área dos EUA, em seguida, me ligue de 14 volta no número +1 ... 2'. </text:p>
      <text:p text:style-name="P7"/>
      <text:p text:style-name="P8">E muito mais...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 style:font-family-generic="roman" style:font-pitch="variable"/>
    <style:font-face style:name="Roboto" svg:font-family="Roboto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Roboto1" svg:font-family="Roboto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color="#000000" style:text-line-through-style="none" style:text-position="0% 100%" fo:font-size="11pt" fo:language="en" fo:country="US" fo:font-style="normal" style:text-underline-style="none" fo:font-weight="normal" style:letter-kerning="true" style:font-size-asian="11pt" style:language-asian="zh" style:country-asian="CN" style:font-style-asian="normal" style:font-weight-asian="normal" style:font-size-complex="11pt" style:language-complex="hi" style:country-complex="IN"/>
    </style:default-style>
    <style:default-style style:family="paragraph">
      <style:paragraph-properties loext:contextual-spacing="false" fo:margin-left="0cm" fo:margin-right="0cm" fo:margin-top="0cm" fo:margin-bottom="0cm" fo:line-height="115%" fo:text-align="start" style:justify-single-word="false" fo:keep-together="auto" fo:orphans="2" fo:widows="2" fo:hyphenation-ladder-count="no-limit" fo:text-indent="0cm" style:auto-text-indent="false" fo:keep-with-next="auto" style:text-autospace="ideograph-alpha" style:punctuation-wrap="hanging" style:line-break="strict" style:tab-stop-distance="1.27cm" style:writing-mode="lr-tb"/>
      <style:text-properties fo:font-variant="normal" fo:text-transform="none" fo:color="#000000" style:text-line-through-style="none" style:text-position="0% 100%" style:font-name="Arial" fo:font-size="11pt" fo:language="en" fo:country="US" fo:font-style="normal" style:text-underline-style="none" fo:font-weight="normal" style:letter-kerning="true" style:font-name-asian="Arial2" style:font-size-asian="11pt" style:language-asian="zh" style:country-asian="CN" style:font-style-asian="normal" style:font-weight-asian="normal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normal" style:next-style-name="Standard" style:default-outline-level="" style:class="text">
      <style:paragraph-properties loext:contextual-spacing="true" fo:margin-top="0cm" fo:margin-bottom="0.106cm" fo:line-height="100%" fo:keep-together="always" fo:keep-with-next="always"/>
      <style:text-properties style:font-name="Arial1" fo:font-size="26pt" style:font-name-asian="Microsoft YaHei" style:font-size-asian="26pt" style:font-name-complex="Mangal" style:font-size-complex="26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Subtitle" style:family="paragraph" style:parent-style-name="normal" style:next-style-name="Standard" style:default-outline-level="" style:class="chapter">
      <style:paragraph-properties loext:contextual-spacing="true" fo:margin-top="0cm" fo:margin-bottom="0.564cm" fo:line-height="100%" fo:keep-together="always" fo:keep-with-next="always"/>
      <style:text-properties fo:color="#666666" style:font-name="Arial" fo:font-size="15pt" fo:font-style="normal" style:font-name-asian="Arial2" style:font-size-asian="15pt" style:font-style-asian="normal" style:font-name-complex="Arial2" style:font-size-complex="1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loext:contextual-spacing="true" fo:margin-top="0.706cm" fo:margin-bottom="0.212cm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loext:contextual-spacing="true" fo:margin-top="0.635cm" fo:margin-bottom="0.212cm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loext:contextual-spacing="true" fo:margin-top="0.564cm" fo:margin-bottom="0.141cm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loext:contextual-spacing="true" fo:margin-top="0.494cm" fo:margin-bottom="0.141cm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loext:contextual-spacing="true" fo:margin-top="0.423cm" fo:margin-bottom="0.141cm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font-name="Roboto" fo:font-size="12.5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1.90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3.17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4.44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5.71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6.98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8.25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9.52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10.79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423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2$Win32 OpenOffice.org_project/412m3$Build-9782</meta:generator>
    <dc:date>2017-05-01T04:28:53.06</dc:date>
    <meta:editing-duration>PT52M32S</meta:editing-duration>
    <meta:editing-cycles>4</meta:editing-cycles>
    <meta:document-statistic meta:table-count="1" meta:image-count="0" meta:object-count="0" meta:page-count="9" meta:paragraph-count="188" meta:word-count="1772" meta:character-count="11675"/>
  </office:meta>
</office:document-meta>
</file>